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4bd5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dd4814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7.2cm" svg:height="7cm" svg:x="10.1cm" svg:y="2.2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2" draw:layer="layout" svg:width="18.999cm" svg:height="12.599cm" svg:x="4.2cm" svg:y="2cm" svg:viewBox="0 0 19000 12600" draw:points="15149,0 19000,0 19000,8600 19000,9200 19000,12600 0,12600 0,9200 0,8600 0,0 3851,0 3851,8600 15149,8600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2">Server</text:span></text:p>
        </draw:polygon>
        <draw:g>
          <draw:custom-shape draw:style-name="gr3" draw:text-style-name="P2" draw:layer="layout" svg:width="0.4cm" svg:height="0.6cm" svg:x="9.7cm" svg:y="4.1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9.699cm" svg:y="5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9.699cm" svg:y="6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8.1cm" svg:y="4.1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8.099cm" svg:y="5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8.099cm" svg:y="6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8.098cm" svg:y="6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0.4cm" svg:height="0.6cm" svg:x="18.9cm" svg:y="3.4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18.899cm" svg:y="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18.899cm" svg:y="6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17.3cm" svg:y="3.4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17.299cm" svg:y="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17.299cm" svg:y="6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18.898cm" svg:y="7.3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6cm" svg:x="17.298cm" svg:y="7.34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0.4cm" svg:height="0.6cm" svg:x="4.199cm" svg:y="16.18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263cm" svg:height="0.962cm" svg:x="4.937cm" svg:y="16cm">
          <draw:text-box>
            <text:p>D-Bus</text:p>
          </draw:text-box>
        </draw:frame>
        <draw:frame draw:style-name="gr4" draw:layer="layout" svg:width="2.229cm" svg:height="0.962cm" svg:x="20.071cm" svg:y="5.219cm">
          <draw:text-box>
            <text:p>Inputs</text:p>
          </draw:text-box>
        </draw:frame>
        <draw:frame draw:style-name="gr4" draw:layer="layout" svg:width="2.725cm" svg:height="0.962cm" svg:x="4.775cm" svg:y="5.219cm">
          <draw:text-box>
            <text:p>Outputs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6T16:36:04</meta:creation-date>
    <dc:date>2013-07-06T16:52:02</dc:date>
    <meta:editing-duration>PT4M24S</meta:editing-duration>
    <meta:editing-cycles>2</meta:editing-cycles>
    <meta:generator>LibreOffice/3.5$Linux_X86_64 LibreOffice_project/350m1$Build-2</meta:generator>
    <meta:document-statistic meta:object-count="46"/>
  </office:meta>
</office:document-meta>
</file>